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20100000690000004B3891E8BA7EF0D197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212cm, 5.431cm, 1.815cm, 3.861cm)" draw:image-opacity="100%" style:mirror="none"/>
    </style:style>
    <style:style style:name="gr2" style:family="graphic" style:parent-style-name="objectwithoutfill">
      <style:graphic-properties draw:stroke="dash" draw:stroke-dash="Fine_20_Dashed" svg:stroke-width="0.035cm" svg:stroke-color="#cccccc" draw:marker-start-width="0.252cm" draw:marker-end="" draw:marker-end-width="0.352cm" draw:fill="solid" draw:textarea-vertical-align="middle" fo:padding-top="0.142cm" fo:padding-bottom="0.142cm" fo:padding-left="0.267cm" fo:padding-right="0.267cm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4.384cm" svg:height="18.588cm" svg:x="2.905cm" svg:y="0.693cm">
          <draw:image xlink:href="Pictures/1000020100000690000004B3891E8BA7EF0D1972.png" xlink:type="simple" xlink:show="embed" xlink:actuate="onLoad" loext:mime-type="image/png">
            <text:p/>
          </draw:image>
        </draw:frame>
        <draw:line draw:style-name="gr2" draw:text-style-name="P2" draw:layer="layout" svg:x1="6.512cm" svg:y1="16.859cm" svg:x2="6.512cm" svg:y2="1.111cm">
          <text:p/>
        </draw:line>
        <draw:line draw:style-name="gr2" draw:text-style-name="P2" draw:layer="layout" svg:x1="8.087cm" svg:y1="16.859cm" svg:x2="8.087cm" svg:y2="1.111cm">
          <text:p/>
        </draw:line>
        <draw:line draw:style-name="gr2" draw:text-style-name="P2" draw:layer="layout" svg:x1="9.636cm" svg:y1="16.859cm" svg:x2="9.636cm" svg:y2="1.111cm">
          <text:p/>
        </draw:line>
        <draw:line draw:style-name="gr2" draw:text-style-name="P2" draw:layer="layout" svg:x1="11.185cm" svg:y1="16.859cm" svg:x2="11.185cm" svg:y2="1.111cm">
          <text:p/>
        </draw:line>
        <draw:line draw:style-name="gr2" draw:text-style-name="P2" draw:layer="layout" svg:x1="12.735cm" svg:y1="16.859cm" svg:x2="12.735cm" svg:y2="1.111cm">
          <text:p/>
        </draw:line>
        <draw:line draw:style-name="gr2" draw:text-style-name="P2" draw:layer="layout" svg:x1="14.31cm" svg:y1="16.859cm" svg:x2="14.31cm" svg:y2="1.111cm">
          <text:p/>
        </draw:line>
        <draw:line draw:style-name="gr2" draw:text-style-name="P2" draw:layer="layout" svg:x1="15.859cm" svg:y1="16.859cm" svg:x2="15.859cm" svg:y2="1.111cm">
          <text:p/>
        </draw:line>
        <draw:line draw:style-name="gr2" draw:text-style-name="P2" draw:layer="layout" svg:x1="17.434cm" svg:y1="16.859cm" svg:x2="17.434cm" svg:y2="1.111cm">
          <text:p/>
        </draw:line>
        <draw:line draw:style-name="gr2" draw:text-style-name="P2" draw:layer="layout" svg:x1="18.983cm" svg:y1="16.859cm" svg:x2="18.983cm" svg:y2="1.111cm">
          <text:p/>
        </draw:line>
        <draw:line draw:style-name="gr2" draw:text-style-name="P2" draw:layer="layout" svg:x1="20.533cm" svg:y1="16.859cm" svg:x2="20.533cm" svg:y2="1.111cm">
          <text:p/>
        </draw:line>
        <draw:line draw:style-name="gr2" draw:text-style-name="P2" draw:layer="layout" svg:x1="22.082cm" svg:y1="16.859cm" svg:x2="22.082cm" svg:y2="1.111cm">
          <text:p/>
        </draw:line>
        <draw:line draw:style-name="gr2" draw:text-style-name="P2" draw:layer="layout" svg:x1="23.657cm" svg:y1="16.859cm" svg:x2="23.657cm" svg:y2="1.111cm">
          <text:p/>
        </draw:line>
        <draw:line draw:style-name="gr2" draw:text-style-name="P2" draw:layer="layout" svg:x1="25.199cm" svg:y1="16.859cm" svg:x2="25.199cm" svg:y2="1.111cm">
          <text:p/>
        </draw:line>
        <draw:line draw:style-name="gr2" draw:text-style-name="P2" draw:layer="layout" svg:x1="26.756cm" svg:y1="16.859cm" svg:x2="26.756cm" svg:y2="1.111cm">
          <text:p/>
        </draw:line>
        <draw:line draw:style-name="gr2" draw:text-style-name="P2" draw:layer="layout" svg:x1="26.858cm" svg:y1="14.726cm" svg:x2="5.725cm" svg:y2="14.726cm">
          <text:p/>
        </draw:line>
        <draw:line draw:style-name="gr2" draw:text-style-name="P2" draw:layer="layout" svg:x1="26.859cm" svg:y1="11.678cm" svg:x2="5.726cm" svg:y2="11.678cm">
          <text:p/>
        </draw:line>
        <draw:line draw:style-name="gr2" draw:text-style-name="P2" draw:layer="layout" svg:x1="26.86cm" svg:y1="8.604cm" svg:x2="5.727cm" svg:y2="8.604cm">
          <text:p/>
        </draw:line>
        <draw:line draw:style-name="gr2" draw:text-style-name="P2" draw:layer="layout" svg:x1="26.861cm" svg:y1="5.556cm" svg:x2="5.728cm" svg:y2="5.556cm">
          <text:p/>
        </draw:line>
        <draw:line draw:style-name="gr2" draw:text-style-name="P2" draw:layer="layout" svg:x1="26.862cm" svg:y1="2.483cm" svg:x2="5.729cm" svg:y2="2.483cm">
          <text:p/>
        </draw:line>
        <draw:frame draw:style-name="gr1" draw:text-style-name="P1" draw:layer="layout" svg:width="24.384cm" svg:height="18.588cm" svg:x="2.905cm" svg:y="0.693cm">
          <draw:image xlink:href="Pictures/1000020100000690000004B3891E8BA7EF0D1972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14T11:19:56.727908399</meta:creation-date>
    <dc:date>2019-08-14T11:44:30.247282342</dc:date>
    <meta:editing-duration>PT3M34S</meta:editing-duration>
    <meta:editing-cycles>1</meta:editing-cycles>
    <meta:document-statistic meta:object-count="21"/>
    <meta:generator>LibreOffice/6.2.5.2$Linux_X86_64 LibreOffice_project/20$Build-2</meta:generator>
  </office:meta>
</office:document-meta>
</file>